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/*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/>* @file <text:s text:c="3"/>kendall_concordance.od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/>* @author <text:s/>Piotr Gregor &lt;piotrek.gregor gmail co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/>* @brief <text:s text:c="2"/>Calculates Kendall's coefficient of concordance for example of 4 obeservers and 7 observed objects.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*/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mi_A(x_j)</text:p>
          </table:table-cell>
          <table:table-cell table:number-columns-repeated="9"/>
          <table:table-cell office:value-type="string" calcext:value-type="string">
            <text:p>vi_A(x_j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number-columns-repeated="9"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nneli</text:p>
          </table:table-cell>
          <table:table-cell office:value-type="string" calcext:value-type="string">
            <text:p>Dogville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igmata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Titanic</text:p>
          </table:table-cell>
          <table:table-cell table:number-columns-repeated="2"/>
          <table:table-cell office:value-type="string" calcext:value-type="string">
            <text:p>Anneli</text:p>
          </table:table-cell>
          <table:table-cell office:value-type="string" calcext:value-type="string">
            <text:p>Dogville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igmata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Titanic</text:p>
          </table:table-cell>
        </table:table-row>
        <table:table-row table:style-name="ro1">
          <table:table-cell/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o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usa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s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Hele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"/>
          <table:table-cell table:formula="of:=[.C12]/([.$C$6]-1)" office:value-type="float" office:value="0.857142857142857" calcext:value-type="float">
            <text:p>0.8571428571</text:p>
          </table:table-cell>
          <table:table-cell table:formula="of:=[.D12]/([.$C$6]-1)" office:value-type="float" office:value="0.571428571428571" calcext:value-type="float">
            <text:p>0.5714285714</text:p>
          </table:table-cell>
          <table:table-cell table:formula="of:=[.E12]/([.$C$6]-1)" office:value-type="float" office:value="1" calcext:value-type="float">
            <text:p>1</text:p>
          </table:table-cell>
          <table:table-cell table:formula="of:=[.F12]/([.$C$6]-1)" office:value-type="float" office:value="0.142857142857143" calcext:value-type="float">
            <text:p>0.1428571429</text:p>
          </table:table-cell>
          <table:table-cell table:formula="of:=[.G12]/([.$C$6]-1)" office:value-type="float" office:value="0.285714285714286" calcext:value-type="float">
            <text:p>0.2857142857</text:p>
          </table:table-cell>
          <table:table-cell table:formula="of:=[.H12]/([.$C$6]-1)" office:value-type="float" office:value="0.428571428571429" calcext:value-type="float">
            <text:p>0.4285714286</text:p>
          </table:table-cell>
          <table:table-cell table:formula="of:=[.I12]/([.$C$6]-1)" office:value-type="float" office:value="0.714285714285714" calcext:value-type="float">
            <text:p>0.7142857143</text:p>
          </table:table-cell>
          <table:table-cell table:formula="of:=[.J12]/([.$C$6]-1)" office:value-type="float" office:value="0" calcext:value-type="float">
            <text:p>0</text:p>
          </table:table-cell>
          <table:table-cell table:number-columns-repeated="2"/>
          <table:table-cell table:formula="of:=[.M12]/([.$C$6]-1)" office:value-type="float" office:value="0.142857142857143" calcext:value-type="float">
            <text:p>0.1428571429</text:p>
          </table:table-cell>
          <table:table-cell table:formula="of:=[.N12]/([.$C$6]-1)" office:value-type="float" office:value="0.428571428571429" calcext:value-type="float">
            <text:p>0.4285714286</text:p>
          </table:table-cell>
          <table:table-cell table:formula="of:=[.O12]/([.$C$6]-1)" office:value-type="float" office:value="0" calcext:value-type="float">
            <text:p>0</text:p>
          </table:table-cell>
          <table:table-cell table:formula="of:=[.P12]/([.$C$6]-1)" office:value-type="float" office:value="0.857142857142857" calcext:value-type="float">
            <text:p>0.8571428571</text:p>
          </table:table-cell>
          <table:table-cell table:formula="of:=[.Q12]/([.$C$6]-1)" office:value-type="float" office:value="0.714285714285714" calcext:value-type="float">
            <text:p>0.7142857143</text:p>
          </table:table-cell>
          <table:table-cell table:formula="of:=[.R12]/([.$C$6]-1)" office:value-type="float" office:value="0.571428571428571" calcext:value-type="float">
            <text:p>0.5714285714</text:p>
          </table:table-cell>
          <table:table-cell table:formula="of:=[.S12]/([.$C$6]-1)" office:value-type="float" office:value="0.285714285714286" calcext:value-type="float">
            <text:p>0.2857142857</text:p>
          </table:table-cell>
          <table:table-cell table:formula="of:=[.T12]/([.$C$6]-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[.C13]/([.$C$6]-1)" office:value-type="float" office:value="0.714285714285714" calcext:value-type="float">
            <text:p>0.7142857143</text:p>
          </table:table-cell>
          <table:table-cell table:formula="of:=[.D13]/([.$C$6]-1)" office:value-type="float" office:value="0.571428571428571" calcext:value-type="float">
            <text:p>0.5714285714</text:p>
          </table:table-cell>
          <table:table-cell table:formula="of:=[.E13]/([.$C$6]-1)" office:value-type="float" office:value="0.857142857142857" calcext:value-type="float">
            <text:p>0.8571428571</text:p>
          </table:table-cell>
          <table:table-cell table:formula="of:=[.F13]/([.$C$6]-1)" office:value-type="float" office:value="0.142857142857143" calcext:value-type="float">
            <text:p>0.1428571429</text:p>
          </table:table-cell>
          <table:table-cell table:formula="of:=[.G13]/([.$C$6]-1)" office:value-type="float" office:value="0.285714285714286" calcext:value-type="float">
            <text:p>0.2857142857</text:p>
          </table:table-cell>
          <table:table-cell table:formula="of:=[.H13]/([.$C$6]-1)" office:value-type="float" office:value="0.428571428571429" calcext:value-type="float">
            <text:p>0.4285714286</text:p>
          </table:table-cell>
          <table:table-cell table:formula="of:=[.I13]/([.$C$6]-1)" office:value-type="float" office:value="0" calcext:value-type="float">
            <text:p>0</text:p>
          </table:table-cell>
          <table:table-cell table:formula="of:=[.J13]/([.$C$6]-1)" office:value-type="float" office:value="0" calcext:value-type="float">
            <text:p>0</text:p>
          </table:table-cell>
          <table:table-cell table:number-columns-repeated="2"/>
          <table:table-cell table:formula="of:=[.M13]/([.$C$6]-1)" office:value-type="float" office:value="0.142857142857143" calcext:value-type="float">
            <text:p>0.1428571429</text:p>
          </table:table-cell>
          <table:table-cell table:formula="of:=[.N13]/([.$C$6]-1)" office:value-type="float" office:value="0.285714285714286" calcext:value-type="float">
            <text:p>0.2857142857</text:p>
          </table:table-cell>
          <table:table-cell table:formula="of:=[.O13]/([.$C$6]-1)" office:value-type="float" office:value="0" calcext:value-type="float">
            <text:p>0</text:p>
          </table:table-cell>
          <table:table-cell table:formula="of:=[.P13]/([.$C$6]-1)" office:value-type="float" office:value="0.714285714285714" calcext:value-type="float">
            <text:p>0.7142857143</text:p>
          </table:table-cell>
          <table:table-cell table:formula="of:=[.Q13]/([.$C$6]-1)" office:value-type="float" office:value="0.571428571428571" calcext:value-type="float">
            <text:p>0.5714285714</text:p>
          </table:table-cell>
          <table:table-cell table:formula="of:=[.R13]/([.$C$6]-1)" office:value-type="float" office:value="0.428571428571429" calcext:value-type="float">
            <text:p>0.4285714286</text:p>
          </table:table-cell>
          <table:table-cell table:formula="of:=[.S13]/([.$C$6]-1)" office:value-type="float" office:value="0" calcext:value-type="float">
            <text:p>0</text:p>
          </table:table-cell>
          <table:table-cell table:formula="of:=[.T13]/([.$C$6]-1)" office:value-type="float" office:value="0.857142857142857" calcext:value-type="float">
            <text:p>0.8571428571</text:p>
          </table:table-cell>
        </table:table-row>
        <table:table-row table:style-name="ro1">
          <table:table-cell table:number-columns-repeated="2"/>
          <table:table-cell table:formula="of:=[.C14]/([.$C$6]-1)" office:value-type="float" office:value="1" calcext:value-type="float">
            <text:p>1</text:p>
          </table:table-cell>
          <table:table-cell table:formula="of:=[.D14]/([.$C$6]-1)" office:value-type="float" office:value="0.714285714285714" calcext:value-type="float">
            <text:p>0.7142857143</text:p>
          </table:table-cell>
          <table:table-cell table:formula="of:=[.E14]/([.$C$6]-1)" office:value-type="float" office:value="0.285714285714286" calcext:value-type="float">
            <text:p>0.2857142857</text:p>
          </table:table-cell>
          <table:table-cell table:formula="of:=[.F14]/([.$C$6]-1)" office:value-type="float" office:value="0" calcext:value-type="float">
            <text:p>0</text:p>
          </table:table-cell>
          <table:table-cell table:formula="of:=[.G14]/([.$C$6]-1)" office:value-type="float" office:value="0.285714285714286" calcext:value-type="float">
            <text:p>0.2857142857</text:p>
          </table:table-cell>
          <table:table-cell table:formula="of:=[.H14]/([.$C$6]-1)" office:value-type="float" office:value="0.571428571428571" calcext:value-type="float">
            <text:p>0.5714285714</text:p>
          </table:table-cell>
          <table:table-cell table:formula="of:=[.I14]/([.$C$6]-1)" office:value-type="float" office:value="0.857142857142857" calcext:value-type="float">
            <text:p>0.8571428571</text:p>
          </table:table-cell>
          <table:table-cell table:formula="of:=[.J14]/([.$C$6]-1)" office:value-type="float" office:value="0.142857142857143" calcext:value-type="float">
            <text:p>0.1428571429</text:p>
          </table:table-cell>
          <table:table-cell table:number-columns-repeated="2"/>
          <table:table-cell table:formula="of:=[.M14]/([.$C$6]-1)" office:value-type="float" office:value="0" calcext:value-type="float">
            <text:p>0</text:p>
          </table:table-cell>
          <table:table-cell table:formula="of:=[.N14]/([.$C$6]-1)" office:value-type="float" office:value="0.285714285714286" calcext:value-type="float">
            <text:p>0.2857142857</text:p>
          </table:table-cell>
          <table:table-cell table:formula="of:=[.O14]/([.$C$6]-1)" office:value-type="float" office:value="0.571428571428571" calcext:value-type="float">
            <text:p>0.5714285714</text:p>
          </table:table-cell>
          <table:table-cell table:formula="of:=[.P14]/([.$C$6]-1)" office:value-type="float" office:value="1" calcext:value-type="float">
            <text:p>1</text:p>
          </table:table-cell>
          <table:table-cell table:formula="of:=[.Q14]/([.$C$6]-1)" office:value-type="float" office:value="0.571428571428571" calcext:value-type="float">
            <text:p>0.5714285714</text:p>
          </table:table-cell>
          <table:table-cell table:formula="of:=[.R14]/([.$C$6]-1)" office:value-type="float" office:value="0.428571428571429" calcext:value-type="float">
            <text:p>0.4285714286</text:p>
          </table:table-cell>
          <table:table-cell table:formula="of:=[.S14]/([.$C$6]-1)" office:value-type="float" office:value="0.142857142857143" calcext:value-type="float">
            <text:p>0.1428571429</text:p>
          </table:table-cell>
          <table:table-cell table:formula="of:=[.T14]/([.$C$6]-1)" office:value-type="float" office:value="0.857142857142857" calcext:value-type="float">
            <text:p>0.8571428571</text:p>
          </table:table-cell>
        </table:table-row>
        <table:table-row table:style-name="ro1">
          <table:table-cell table:number-columns-repeated="2"/>
          <table:table-cell table:formula="of:=[.C15]/([.$C$6]-1)" office:value-type="float" office:value="0.714285714285714" calcext:value-type="float">
            <text:p>0.7142857143</text:p>
          </table:table-cell>
          <table:table-cell table:formula="of:=[.D15]/([.$C$6]-1)" office:value-type="float" office:value="0.428571428571429" calcext:value-type="float">
            <text:p>0.4285714286</text:p>
          </table:table-cell>
          <table:table-cell table:formula="of:=[.E15]/([.$C$6]-1)" office:value-type="float" office:value="0.571428571428571" calcext:value-type="float">
            <text:p>0.5714285714</text:p>
          </table:table-cell>
          <table:table-cell table:formula="of:=[.F15]/([.$C$6]-1)" office:value-type="float" office:value="0" calcext:value-type="float">
            <text:p>0</text:p>
          </table:table-cell>
          <table:table-cell table:formula="of:=[.G15]/([.$C$6]-1)" office:value-type="float" office:value="0.285714285714286" calcext:value-type="float">
            <text:p>0.2857142857</text:p>
          </table:table-cell>
          <table:table-cell table:formula="of:=[.H15]/([.$C$6]-1)" office:value-type="float" office:value="0" calcext:value-type="float">
            <text:p>0</text:p>
          </table:table-cell>
          <table:table-cell table:formula="of:=[.I15]/([.$C$6]-1)" office:value-type="float" office:value="0.857142857142857" calcext:value-type="float">
            <text:p>0.8571428571</text:p>
          </table:table-cell>
          <table:table-cell table:formula="of:=[.J15]/([.$C$6]-1)" office:value-type="float" office:value="0.142857142857143" calcext:value-type="float">
            <text:p>0.1428571429</text:p>
          </table:table-cell>
          <table:table-cell table:number-columns-repeated="2"/>
          <table:table-cell table:formula="of:=[.M15]/([.$C$6]-1)" office:value-type="float" office:value="0.142857142857143" calcext:value-type="float">
            <text:p>0.1428571429</text:p>
          </table:table-cell>
          <table:table-cell table:formula="of:=[.N15]/([.$C$6]-1)" office:value-type="float" office:value="0.428571428571429" calcext:value-type="float">
            <text:p>0.4285714286</text:p>
          </table:table-cell>
          <table:table-cell table:formula="of:=[.O15]/([.$C$6]-1)" office:value-type="float" office:value="0.285714285714286" calcext:value-type="float">
            <text:p>0.2857142857</text:p>
          </table:table-cell>
          <table:table-cell table:formula="of:=[.P15]/([.$C$6]-1)" office:value-type="float" office:value="0.857142857142857" calcext:value-type="float">
            <text:p>0.8571428571</text:p>
          </table:table-cell>
          <table:table-cell table:formula="of:=[.Q15]/([.$C$6]-1)" office:value-type="float" office:value="0.571428571428571" calcext:value-type="float">
            <text:p>0.5714285714</text:p>
          </table:table-cell>
          <table:table-cell table:formula="of:=[.R15]/([.$C$6]-1)" office:value-type="float" office:value="0" calcext:value-type="float">
            <text:p>0</text:p>
          </table:table-cell>
          <table:table-cell table:formula="of:=[.S15]/([.$C$6]-1)" office:value-type="float" office:value="0" calcext:value-type="float">
            <text:p>0</text:p>
          </table:table-cell>
          <table:table-cell table:formula="of:=[.T15]/([.$C$6]-1)" office:value-type="float" office:value="0.714285714285714" calcext:value-type="float">
            <text:p>0.7142857143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table:formula="of:=AVERAGE([.C19:.C22])" office:value-type="float" office:value="0.821428571428572" calcext:value-type="float">
            <text:p>0.8214285714</text:p>
          </table:table-cell>
          <table:table-cell table:formula="of:=AVERAGE([.D19:.D22])" office:value-type="float" office:value="0.571428571428571" calcext:value-type="float">
            <text:p>0.5714285714</text:p>
          </table:table-cell>
          <table:table-cell table:formula="of:=AVERAGE([.E19:.E22])" office:value-type="float" office:value="0.678571428571429" calcext:value-type="float">
            <text:p>0.6785714286</text:p>
          </table:table-cell>
          <table:table-cell table:formula="of:=AVERAGE([.F19:.F22])" office:value-type="float" office:value="0.0714285714285714" calcext:value-type="float">
            <text:p>0.0714285714</text:p>
          </table:table-cell>
          <table:table-cell table:formula="of:=AVERAGE([.G19:.G22])" office:value-type="float" office:value="0.285714285714286" calcext:value-type="float">
            <text:p>0.2857142857</text:p>
          </table:table-cell>
          <table:table-cell table:formula="of:=AVERAGE([.H19:.H22])" office:value-type="float" office:value="0.357142857142857" calcext:value-type="float">
            <text:p>0.3571428571</text:p>
          </table:table-cell>
          <table:table-cell table:formula="of:=AVERAGE([.I19:.I22])" office:value-type="float" office:value="0.607142857142857" calcext:value-type="float">
            <text:p>0.6071428571</text:p>
          </table:table-cell>
          <table:table-cell table:formula="of:=AVERAGE([.J19:.J22])" office:value-type="float" office:value="0.0714285714285714" calcext:value-type="float">
            <text:p>0.0714285714</text:p>
          </table:table-cell>
          <table:table-cell table:number-columns-repeated="2"/>
          <table:table-cell table:formula="of:=AVERAGE([.M19:.M22])" office:value-type="float" office:value="0.107142857142857" calcext:value-type="float">
            <text:p>0.1071428571</text:p>
          </table:table-cell>
          <table:table-cell table:formula="of:=AVERAGE([.N19:.N22])" office:value-type="float" office:value="0.357142857142857" calcext:value-type="float">
            <text:p>0.3571428571</text:p>
          </table:table-cell>
          <table:table-cell table:formula="of:=AVERAGE([.O19:.O22])" office:value-type="float" office:value="0.214285714285714" calcext:value-type="float">
            <text:p>0.2142857143</text:p>
          </table:table-cell>
          <table:table-cell table:formula="of:=AVERAGE([.P19:.P22])" office:value-type="float" office:value="0.857142857142857" calcext:value-type="float">
            <text:p>0.8571428571</text:p>
          </table:table-cell>
          <table:table-cell table:formula="of:=AVERAGE([.Q19:.Q22])" office:value-type="float" office:value="0.607142857142857" calcext:value-type="float">
            <text:p>0.6071428571</text:p>
          </table:table-cell>
          <table:table-cell table:formula="of:=AVERAGE([.R19:.R22])" office:value-type="float" office:value="0.357142857142857" calcext:value-type="float">
            <text:p>0.3571428571</text:p>
          </table:table-cell>
          <table:table-cell table:formula="of:=AVERAGE([.S19:.S22])" office:value-type="float" office:value="0.107142857142857" calcext:value-type="float">
            <text:p>0.1071428571</text:p>
          </table:table-cell>
          <table:table-cell table:formula="of:=AVERAGE([.T19:.T22])" office:value-type="float" office:value="0.857142857142857" calcext:value-type="float">
            <text:p>0.857142857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distances</text:p>
          </table:table-cell>
          <table:table-cell table:formula="of:=([.C26]-1/2)^2" office:value-type="float" office:value="0.103316326530612" calcext:value-type="float">
            <text:p>0.1033163265</text:p>
          </table:table-cell>
          <table:table-cell table:formula="of:=([.D26]-1/2)^2" office:value-type="float" office:value="0.00510204081632653" calcext:value-type="float">
            <text:p>0.0051020408</text:p>
          </table:table-cell>
          <table:table-cell table:formula="of:=([.E26]-1/2)^2" office:value-type="float" office:value="0.0318877551020408" calcext:value-type="float">
            <text:p>0.0318877551</text:p>
          </table:table-cell>
          <table:table-cell table:formula="of:=([.F26]-1/2)^2" office:value-type="float" office:value="0.183673469387755" calcext:value-type="float">
            <text:p>0.1836734694</text:p>
          </table:table-cell>
          <table:table-cell table:formula="of:=([.G26]-1/2)^2" office:value-type="float" office:value="0.0459183673469388" calcext:value-type="float">
            <text:p>0.0459183673</text:p>
          </table:table-cell>
          <table:table-cell table:formula="of:=([.H26]-1/2)^2" office:value-type="float" office:value="0.0204081632653061" calcext:value-type="float">
            <text:p>0.0204081633</text:p>
          </table:table-cell>
          <table:table-cell table:formula="of:=([.I26]-1/2)^2" office:value-type="float" office:value="0.0114795918367347" calcext:value-type="float">
            <text:p>0.0114795918</text:p>
          </table:table-cell>
          <table:table-cell table:formula="of:=([.J26]-1/2)^2" office:value-type="float" office:value="0.183673469387755" calcext:value-type="float">
            <text:p>0.1836734694</text:p>
          </table:table-cell>
          <table:table-cell table:number-columns-repeated="2"/>
          <table:table-cell table:formula="of:=([.M26]-1/2)^2" office:value-type="float" office:value="0.154336734693878" calcext:value-type="float">
            <text:p>0.1543367347</text:p>
          </table:table-cell>
          <table:table-cell table:formula="of:=([.N26]-1/2)^2" office:value-type="float" office:value="0.0204081632653061" calcext:value-type="float">
            <text:p>0.0204081633</text:p>
          </table:table-cell>
          <table:table-cell table:formula="of:=([.O26]-1/2)^2" office:value-type="float" office:value="0.0816326530612245" calcext:value-type="float">
            <text:p>0.0816326531</text:p>
          </table:table-cell>
          <table:table-cell table:formula="of:=([.P26]-1/2)^2" office:value-type="float" office:value="0.127551020408163" calcext:value-type="float">
            <text:p>0.1275510204</text:p>
          </table:table-cell>
          <table:table-cell table:formula="of:=([.Q26]-1/2)^2" office:value-type="float" office:value="0.0114795918367347" calcext:value-type="float">
            <text:p>0.0114795918</text:p>
          </table:table-cell>
          <table:table-cell table:formula="of:=([.R26]-1/2)^2" office:value-type="float" office:value="0.0204081632653061" calcext:value-type="float">
            <text:p>0.0204081633</text:p>
          </table:table-cell>
          <table:table-cell table:formula="of:=([.S26]-1/2)^2" office:value-type="float" office:value="0.154336734693878" calcext:value-type="float">
            <text:p>0.1543367347</text:p>
          </table:table-cell>
          <table:table-cell table:formula="of:=([.T26]-1/2)^2" office:value-type="float" office:value="0.127551020408163" calcext:value-type="float">
            <text:p>0.127551020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W</text:p>
          </table:table-cell>
          <table:table-cell table:formula="of:=(6*([.C6]-1)/([.C6]*([.C6]+1)))*SUM(SUM([.C28:.J28]);SUM([.M28:.T28]))" office:value-type="float" office:value="0.748511904761905" calcext:value-type="float">
            <text:p>0.7485119048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3:22:10.476311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</meta:initial-creator>
    <meta:creation-date>2016-03-03T12:34:37.747384057</meta:creation-date>
    <dc:date>2016-03-03T13:23:01.526409001</dc:date>
    <dc:creator>Piotr </dc:creator>
    <meta:editing-duration>PT35M45S</meta:editing-duration>
    <meta:editing-cycles>10</meta:editing-cycles>
    <meta:generator>LibreOffice/4.3.3.2$Linux_X86_64 LibreOffice_project/430m0$Build-2</meta:generator>
    <meta:document-statistic meta:table-count="1" meta:cell-count="203" meta:object-count="0"/>
  </office:meta>
</office:document-meta>
</file>